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manifest.rdf" manifest:media-type="application/rdf+xml"/>
  <manifest:file-entry manifest:full-path="Object 9/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settings.xml" manifest:media-type="text/xml"/>
  <manifest:file-entry manifest:full-path="Object 1/" manifest:version="1.3" manifest:media-type="application/vnd.oasis.opendocument.text"/>
  <manifest:file-entry manifest:full-path="Object 2/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text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3" manifest:media-type="application/vnd.oasis.opendocument.text"/>
  <manifest:file-entry manifest:full-path="Object 4/manifest.rdf" manifest:media-type="application/rdf+xml"/>
  <manifest:file-entry manifest:full-path="Object 4/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text"/>
  <manifest:file-entry manifest:full-path="Object 5/manifest.rdf" manifest:media-type="application/rdf+xml"/>
  <manifest:file-entry manifest:full-path="Object 5/style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text"/>
  <manifest:file-entry manifest:full-path="Object 6/manifest.rdf" manifest:media-type="application/rdf+xml"/>
  <manifest:file-entry manifest:full-path="Object 6/styles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text"/>
  <manifest:file-entry manifest:full-path="Object 7/manifest.rdf" manifest:media-type="application/rdf+xml"/>
  <manifest:file-entry manifest:full-path="Object 7/styles.xml" manifest:media-type="text/xml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text"/>
  <manifest:file-entry manifest:full-path="Object 8/manifest.rdf" manifest:media-type="application/rdf+xml"/>
  <manifest:file-entry manifest:full-path="Object 8/style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text"/>
  <manifest:file-entry manifest:full-path="Object 11/Configurations2/" manifest:media-type="application/vnd.sun.xml.ui.configuration"/>
  <manifest:file-entry manifest:full-path="Object 11/manifest.rdf" manifest:media-type="application/rdf+xml"/>
  <manifest:file-entry manifest:full-path="Object 11/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text"/>
  <manifest:file-entry manifest:full-path="Object 10/Configurations2/" manifest:media-type="application/vnd.sun.xml.ui.configuration"/>
  <manifest:file-entry manifest:full-path="Object 10/manifest.rdf" manifest:media-type="application/rdf+xml"/>
  <manifest:file-entry manifest:full-path="Object 10/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Pictures/1000000000000775000002839BD54EEA3629D075.png" manifest:media-type="image/png"/>
  <manifest:file-entry manifest:full-path="Pictures/10000000000005140000023D839CD8A0208C027B.png" manifest:media-type="image/png"/>
  <manifest:file-entry manifest:full-path="Pictures/100000000000076D0000029736F7E4E84D24D26A.png" manifest:media-type="image/png"/>
  <manifest:file-entry manifest:full-path="Pictures/1000000000000763000002456D52A5BC56183A3B.png" manifest:media-type="image/png"/>
  <manifest:file-entry manifest:full-path="Pictures/1000000000000771000003FD384BE2707B9DE392.png" manifest:media-type="image/png"/>
  <manifest:file-entry manifest:full-path="Pictures/10000000000007770000042F3683945DC2029B89.png" manifest:media-type="image/png"/>
  <manifest:file-entry manifest:full-path="Pictures/100000000000076F000004274E4DFAA88DF56B02.png" manifest:media-type="image/png"/>
  <manifest:file-entry manifest:full-path="Pictures/1000000000000773000004019C8B2C44C1D00D7E.png" manifest:media-type="image/png"/>
  <manifest:file-entry manifest:full-path="Pictures/1000000000000773000003EBA7778C280111EACC.png" manifest:media-type="image/png"/>
  <manifest:file-entry manifest:full-path="Pictures/100000000000077300000265F844FEF137FDC168.png" manifest:media-type="image/png"/>
  <manifest:file-entry manifest:full-path="Pictures/1000000000000775000002CD5948C224A8C908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DejaVu Sans1" svg:font-family="'DejaVu Sans'"/>
    <style:font-face style:name="NSimSun" svg:font-family="NSimSun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1cm" draw:stroke-linejoin="miter" svg:stroke-linecap="butt" draw:fill="solid" draw:fill-color="#1d273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to_20_sem_20_preenchimento_20_nem_20_linh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to_20_sem_20_preenchimento_20_nem_20_linha">
      <style:graphic-properties draw:textarea-horizontal-align="center" draw:textarea-vertical-align="middle" draw:ole-draw-aspect="1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.071cm" draw:stroke-linejoin="miter" svg:stroke-linecap="butt" draw:fill="solid" draw:fill-color="#1d2733" draw:textarea-vertical-align="top" draw:auto-grow-height="false" fo:min-height="18.799cm" fo:min-width="16.36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min-height="1.525cm" fo:min-width="11.529cm" fo:padding-top="0.125cm" fo:padding-bottom="0.125cm" fo:padding-left="0.25cm" fo:padding-right="0.25cm" fo:wrap-option="wrap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1d2733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 style:writing-mode="lr-tb"/>
      <style:text-properties fo:font-size="18pt"/>
    </style:style>
    <style:style style:name="P3" style:family="paragraph">
      <style:paragraph-properties fo:margin-top="0cm" fo:margin-bottom="0cm" fo:line-height="100%" fo:text-align="justify" style:writing-mode="lr-tb"/>
      <style:text-properties fo:font-size="18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language="pt" fo:country="BR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font-name-asian="NSimSun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Retângulo 6" draw:style-name="gr1" draw:text-style-name="P1" draw:layer="layout" svg:width="13.214cm" svg:height="19.048cm" svg:x="-6.5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18" draw:style-name="gr2" draw:text-style-name="P4" draw:layer="layout" svg:width="15.843cm" svg:height="2.537cm" svg:x="15.804cm" svg:y="3.721cm">
          <text:p text:style-name="P2"><text:span text:style-name="T1"/></text:p>
          <text:p text:style-name="P3"><text:span text:style-name="T1"/></text:p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7.516cm" svg:height="12.128cm" svg:x="3.983cm" svg:y="2.871cm">
          <draw:image xlink:href="Pictures/10000000000005140000023D839CD8A0208C027B.png" xlink:type="simple" xlink:show="embed" xlink:actuate="onLoad" draw:mime-type="image/png">
            <text:p/>
          </draw:image>
        </draw:frame>
        <draw:custom-shape draw:style-name="gr4" draw:text-style-name="P4" draw:layer="layout" svg:width="29.187cm" svg:height="1.114cm" svg:x="4cm" svg:y="13.533cm">
          <text:p text:style-name="P2"><text:span text:style-name="T2">Na tela de login o usuário poderá o acessar ao sistema de acordo com o seu perfil, haverá três tipos de perfil o primeiro é o administrador, </text:span></text:p>
          <text:p text:style-name="P2"><text:span text:style-name="T2">o segundo será o do motoboy, e o terceiro será o do client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13cm" svg:y="-0.99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Retângulo 6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8.5cm" svg:y="-0.99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8" draw:layer="layout" svg:width="33.866cm" svg:height="11.81cm" svg:x="0.001cm" svg:y="3cm">
          <draw:image xlink:href="Pictures/100000000000076D0000029736F7E4E84D24D26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Retângulo 6_1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2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9.002cm" svg:y="-1.49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9" draw:text-style-name="P6" draw:layer="layout" svg:width="29.788cm" svg:height="15.964cm" svg:x="1.5cm" svg:y="1.536cm">
          <draw:image xlink:href="Pictures/1000000000000771000003FD384BE2707B9DE39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Retângulo 6_2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3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10cm" svg:y="-1.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" draw:text-style-name="P6" draw:layer="layout" svg:width="30.828cm" svg:height="17.219cm" svg:x="0.672cm" svg:y="0.881cm">
          <draw:image xlink:href="Pictures/100000000000076F000004274E4DFAA88DF56B02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Retângulo 6_3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4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8.502cm" svg:y="-1.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9" draw:text-style-name="P6" draw:layer="layout" svg:width="33.866cm" svg:height="17.811cm" svg:x="0.172cm" svg:y="0.705cm">
          <draw:image xlink:href="Pictures/1000000000000773000003EBA7778C280111EACC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Retângulo 6_4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5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9.502cm" svg:y="-1.99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" draw:text-style-name="P6" draw:layer="layout" svg:width="33.866cm" svg:height="18.979cm" svg:x="0.172cm" svg:y="0.721cm">
          <draw:image xlink:href="Pictures/10000000000007770000042F3683945DC2029B8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Retângulo 6_5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6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9.5cm" svg:y="-1.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" draw:text-style-name="P6" draw:layer="layout" svg:width="33.866cm" svg:height="18.202cm" svg:x="0.172cm" svg:y="0.51cm">
          <draw:image xlink:href="Pictures/1000000000000773000004019C8B2C44C1D00D7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Retângulo 6_6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7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10cm" svg:y="-1.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" draw:text-style-name="P6" draw:layer="layout" svg:width="33.866cm" svg:height="10.885cm" svg:x="-0.128cm" svg:y="4.168cm">
          <draw:image xlink:href="Pictures/100000000000077300000265F844FEF137FDC168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Retângulo 6_8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9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16.998cm" svg:height="2.994cm" svg:x="9cm" svg:y="-1.4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" draw:text-style-name="P6" draw:layer="layout" svg:width="33.866cm" svg:height="10.404cm" svg:x="0cm" svg:y="4.409cm">
          <draw:image xlink:href="Pictures/1000000000000763000002456D52A5BC56183A3B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Retângulo 6_0" draw:style-name="gr1" draw:text-style-name="P1" draw:layer="layout" svg:width="16.861cm" svg:height="19.048cm" svg:x="-10.062cm" svg:y="-0.04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1" draw:style-name="gr8" draw:text-style-name="P5" draw:layer="layout" svg:width="12.028cm" svg:height="1.774cm" svg:x="1.865cm" svg:y="0.45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6" draw:layer="layout" svg:width="20.315cm" svg:height="2.996cm" svg:x="9.511cm" svg:y="0.52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" draw:text-style-name="P6" draw:layer="layout" svg:width="33.866cm" svg:height="11.406cm" svg:x="0.172cm" svg:y="3.908cm">
          <draw:image xlink:href="Pictures/1000000000000775000002839BD54EEA3629D075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Retângulo 6_7" draw:style-name="gr10" draw:text-style-name="P1" draw:layer="layout" svg:width="16.861cm" svg:height="19.048cm" svg:x="-10.062cm" svg:y="-0.0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ixaDeTexto 8_0" draw:style-name="gr11" draw:text-style-name="P5" draw:layer="layout" svg:width="12.028cm" svg:height="1.774cm" svg:x="1.865cm" svg:y="0.45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6" draw:layer="layout" svg:width="33.866cm" svg:height="12.719cm" svg:x="-0.028cm" svg:y="3.251cm">
          <draw:image xlink:href="Pictures/1000000000000775000002CD5948C224A8C90864.png" xlink:type="simple" xlink:show="embed" xlink:actuate="onLoad" draw:mime-type="image/png">
            <text:p/>
          </draw:image>
        </draw:frame>
        <draw:frame draw:style-name="gr5" draw:text-style-name="P6" draw:layer="layout" svg:width="19.875cm" svg:height="2.996cm" svg:x="7.999cm" svg:y="0.02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DejaVu Sans1" svg:font-family="'DejaVu Sans'"/>
    <style:font-face style:name="NSimSun" svg:font-family="NSimSun"/>
    <style:font-face style:name="Arial1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NSimSun1" svg:font-family="N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7-13T17:28:12</meta:creation-date>
    <meta:initial-creator>Glaucio Santos</meta:initial-creator>
    <dc:language>pt-BR</dc:language>
    <dc:date>2021-11-18T12:47:09.700000000</dc:date>
    <meta:editing-cycles>108</meta:editing-cycles>
    <dc:title>Apresentação do PowerPoint</dc:title>
    <meta:editing-duration>P8DT3H38M52S</meta:editing-duration>
    <meta:generator>LibreOffice/7.1.4.2$Windows_X86_64 LibreOffice_project/a529a4fab45b75fefc5b6226684193eb000654f6</meta:generator>
    <meta:document-statistic meta:object-count="84"/>
    <meta:user-defined meta:name="AppVersion">15.0000</meta:user-defined>
    <meta:user-defined meta:name="PresentationFormat">Widescreen</meta:user-defined>
    <meta:user-defined meta:name="Slides" meta:value-type="float">15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GIN</text:p>
    </office:text>
  </office:body>
</office:document-content>
</file>

<file path=Object 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MOTOBOY</text:p>
      <text:p text:style-name="P2">No perfil motoboy é possível visualizar o nome do cliente o endereço e o valor a ser retirado, o motoboy poderá confirmar o valor pago.</text:p>
    </office:text>
  </office:body>
</office:document-content>
</file>

<file path=Object 10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officeooo:paragraph-rsid="00044618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officeooo:paragraph-rsid="00044618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CLIENTE</text:p>
      <text:p text:style-name="P2">No perfil cliente é possível visualizar as parcelas pendentes e sinalizar o pagamento via PIX ou em dinheiro em espécie, se o cliente desejar ele vai poder efetuar um adiantamento do pagamento.</text:p>
    </office:text>
  </office:body>
</office:document-content>
</file>

<file path=Object 11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– lista de cobrança</text:p>
    </office:text>
  </office:body>
</office:document-content>
</file>

<file path=Object 2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- Cadastro de cobrança</text:p>
    </office:text>
  </office:body>
</office:document-content>
</file>

<file path=Object 3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- Lista de cliente</text:p>
    </office:text>
  </office:body>
</office:document-content>
</file>

<file path=Object 4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– Cadastro de cliente</text:p>
    </office:text>
  </office:body>
</office:document-content>
</file>

<file path=Object 5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- Lista de motoboy</text:p>
    </office:text>
  </office:body>
</office:document-content>
</file>

<file path=Object 6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- Cadastro de motoboys</text:p>
    </office:text>
  </office:body>
</office:document-content>
</file>

<file path=Object 7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– cadastro de perfil</text:p>
      <text:p text:style-name="P2">Nesta tela defini os acessos dos usuários.</text:p>
    </office:text>
  </office:body>
</office:document-content>
</file>

<file path=Object 8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  <style:text-properties style:font-name="Arial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 style:writing-mode="lr-tb"/>
      <style:text-properties style:font-name="Arial" fo:font-size="11pt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ERFIL ADMINISTRADOR – log de acessos </text:p>
      <text:p text:style-name="P2">Na tela log de acesso é possível visualizar as ações de cadas usuário dentro do sistema.</text:p>
    </office:text>
  </office:body>
</office:document-content>
</file>

<file path=Object 9/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fo:language="pt" fo:country="BR" style:letter-kerning="true" style:language-asian="zh" style:country-asian="CN" style:language-complex="hi" style:country-complex="IN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